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4ce3"/>
    </style:style>
    <style:style style:name="P2" style:family="paragraph" style:parent-style-name="Standard">
      <style:text-properties officeooo:rsid="00180ee5" officeooo:paragraph-rsid="00180ee5"/>
    </style:style>
    <style:style style:name="P3" style:family="paragraph" style:parent-style-name="Standard">
      <style:text-properties officeooo:paragraph-rsid="00180ee5"/>
    </style:style>
    <style:style style:name="P4" style:family="paragraph" style:parent-style-name="Standard">
      <style:text-properties officeooo:rsid="002694c0" officeooo:paragraph-rsid="001890b5"/>
    </style:style>
    <style:style style:name="P5" style:family="paragraph" style:parent-style-name="Standard">
      <style:text-properties officeooo:rsid="0020a230" officeooo:paragraph-rsid="001890b5"/>
    </style:style>
    <style:style style:name="P6" style:family="paragraph" style:parent-style-name="Standard">
      <style:text-properties officeooo:rsid="0020a230" officeooo:paragraph-rsid="001ec423"/>
    </style:style>
    <style:style style:name="P7" style:family="paragraph" style:parent-style-name="Standard">
      <style:text-properties officeooo:rsid="00281e88" officeooo:paragraph-rsid="001890b5"/>
    </style:style>
    <style:style style:name="P8" style:family="paragraph" style:parent-style-name="Standard">
      <style:text-properties officeooo:rsid="00281e88" officeooo:paragraph-rsid="001b687d"/>
    </style:style>
    <style:style style:name="P9" style:family="paragraph" style:parent-style-name="Standard">
      <style:text-properties officeooo:rsid="00211403" officeooo:paragraph-rsid="001890b5"/>
    </style:style>
    <style:style style:name="P10" style:family="paragraph" style:parent-style-name="Standard">
      <style:text-properties officeooo:rsid="0022d4e5" officeooo:paragraph-rsid="001890b5"/>
    </style:style>
    <style:style style:name="P11" style:family="paragraph" style:parent-style-name="Standard">
      <style:text-properties officeooo:rsid="002773af" officeooo:paragraph-rsid="001890b5"/>
    </style:style>
    <style:style style:name="P12" style:family="paragraph" style:parent-style-name="Standard">
      <style:text-properties officeooo:rsid="00241f34" officeooo:paragraph-rsid="001890b5"/>
    </style:style>
    <style:style style:name="P13" style:family="paragraph" style:parent-style-name="Standard">
      <style:text-properties officeooo:rsid="00260d6e" officeooo:paragraph-rsid="001890b5"/>
    </style:style>
    <style:style style:name="P14" style:family="paragraph" style:parent-style-name="Standard">
      <style:text-properties officeooo:rsid="00260d6e" officeooo:paragraph-rsid="00207fde"/>
    </style:style>
    <style:style style:name="P15" style:family="paragraph" style:parent-style-name="Standard">
      <style:text-properties officeooo:rsid="001a294e" officeooo:paragraph-rsid="001a294e"/>
    </style:style>
    <style:style style:name="P16" style:family="paragraph" style:parent-style-name="Standard">
      <style:text-properties officeooo:rsid="001b687d" officeooo:paragraph-rsid="001b687d"/>
    </style:style>
    <style:style style:name="P17" style:family="paragraph" style:parent-style-name="Standard">
      <style:text-properties officeooo:rsid="001ec423" officeooo:paragraph-rsid="001ec423"/>
    </style:style>
    <style:style style:name="P18" style:family="paragraph" style:parent-style-name="Standard">
      <style:text-properties officeooo:rsid="00207fde" officeooo:paragraph-rsid="00207fde"/>
    </style:style>
    <style:style style:name="T1" style:family="text">
      <style:text-properties officeooo:rsid="00174ce3"/>
    </style:style>
    <style:style style:name="T2" style:family="text">
      <style:text-properties officeooo:rsid="00180ee5"/>
    </style:style>
    <style:style style:name="T3" style:family="text">
      <style:text-properties officeooo:rsid="00281e88"/>
    </style:style>
    <style:style style:name="T4" style:family="text">
      <style:text-properties officeooo:rsid="002845c5"/>
    </style:style>
    <style:style style:name="T5" style:family="text">
      <style:text-properties officeooo:rsid="002773af"/>
    </style:style>
    <style:style style:name="T6" style:family="text">
      <style:text-properties officeooo:rsid="001a294e"/>
    </style:style>
    <style:style style:name="T7" style:family="text">
      <style:text-properties officeooo:rsid="001b687d"/>
    </style:style>
    <style:style style:name="T8" style:family="text">
      <style:text-properties officeooo:rsid="001cd3e4"/>
    </style:style>
    <style:style style:name="T9" style:family="text">
      <style:text-properties officeooo:rsid="001e42b6"/>
    </style:style>
    <style:style style:name="T10" style:family="text">
      <style:text-properties officeooo:rsid="002749ee"/>
    </style:style>
    <style:style style:name="T11" style:family="text">
      <style:text-properties officeooo:rsid="001ec423"/>
    </style:style>
    <style:style style:name="T12" style:family="text">
      <style:text-properties officeooo:rsid="00207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en el universo mistico que estamos disenando <text:span text:style-name="T1">estamos relacionando</text:span> a cada una de las partes del sistema, y al sistema mismo, con elementos misticos tradicionales<text:span text:style-name="T1">.</text:span></text:p>
      <text:p text:style-name="P1"><text:span text:style-name="T1">Otorgandoles </text:span>significado<text:span text:style-name="T2"> y</text:span> valor<text:span text:style-name="T1">.</text:span></text:p>
      <text:p text:style-name="P1"><text:span text:style-name="T2">D</text:span>e modo que podemos utilizarlos para crear<text:span text:style-name="T1"> historias, descripciones, y</text:span> mensajes poeticos con significado espiritual<text:span text:style-name="T1"> y</text:span> trascendente.</text:p>
      <text:p text:style-name="P1"/>
      <text:p text:style-name="P1"><text:span text:style-name="T2">A</text:span>demas de eso<text:span text:style-name="T1">, nue</text:span><text:span text:style-name="T2">s</text:span><text:span text:style-name="T1">tro objetivo es</text:span> <text:span text:style-name="T1">dar al lector</text:span> tranquilidad espiritual.</text:p>
      <text:p text:style-name="P1"><text:span text:style-name="T1">Y para conseguirlo vamos a mostrar una vision del universo mistico</text:span><text:span text:style-name="T2"> que responda a todas sus preguntas de forma esperanzadora, y</text:span> que le ayuden a enfrentarse a la vida con optimismo<text:span text:style-name="T2"> y alegria</text:span>.</text:p>
      <text:p text:style-name="Standard"/>
      <text:p text:style-name="P2">empecemos por dar forma a los temas principales alrededor de los que giran la mayoria de las preguntas existenciales.</text:p>
      <text:p text:style-name="P3"><text:span text:style-name="T2">estos temas son</text:span> los siguientes:</text:p>
      <text:p text:style-name="Standard">- dios</text:p>
      <text:p text:style-name="Standard">- el Espiritu</text:p>
      <text:p text:style-name="Standard">- la vida eterna</text:p>
      <text:p text:style-name="Standard">- mi mission<text:span text:style-name="T2"> en la vida</text:span></text:p>
      <text:p text:style-name="Standard">- el destino</text:p>
      <text:p text:style-name="Standard">- mi lugar en el todo</text:p>
      <text:p text:style-name="Standard"/>
      <text:p text:style-name="Standard"/>
      <text:p text:style-name="Standard"/>
      <text:p text:style-name="Standard"><text:span text:style-name="T2">T</text:span>odas las preguntas existenciales deben encontrar respuesta al observar el funcionamiento de la maquina logica que es la base de toda la teoria.</text:p>
      <text:p text:style-name="P2">Teniendo en cuenta lo que podemos deducir viendo el funcionamiento de la maquina logica,</text:p>
      <text:p text:style-name="Standard">una primera aproximacion podria ser la siguiente:</text:p>
      <text:p text:style-name="Standard"/>
      <text:p text:style-name="Standard"/>
      <text:p text:style-name="P5">- dios</text:p>
      <text:p text:style-name="P5">en <text:span text:style-name="T6">el modelo de </text:span>vida<text:span text:style-name="T6"> que</text:span><text:span text:style-name="T3"> describimos,</text:span> <text:span text:style-name="T6">estan presentes</text:span> todas las caracteristicas que intuitivamente atribuimos a un dios.</text:p>
      <text:p text:style-name="P15">Es una inteligencia, y no puede existir una inteligencia superior a esta.</text:p>
      <text:p text:style-name="P15">Es inmortal.</text:p>
      <text:p text:style-name="P15">Es el creador de todas las criaturas vivientes.</text:p>
      <text:p text:style-name="P15">Surge espontaneamente. (no necesita un creador)</text:p>
      <text:p text:style-name="P15">Habita el universo entero. (esta en todas partes)</text:p>
      <text:p text:style-name="P15">Forma con el universo una unidad al ser una parte indivisible de el.</text:p>
      <text:p text:style-name="P15"/>
      <text:p text:style-name="P7"><text:span text:style-name="T8">Y </text:span><text:span text:style-name="T6">si permitimos que ocupe el lugar de la divinidad, </text:span>resulta ser una divinidad de la que podemos probar su existencia<text:span text:style-name="T6">, medirla, entender como actua.</text:span></text:p>
      <text:p text:style-name="P8"><text:span text:style-name="T7">Y convierte a la divinidad en accesible, al haberla finalmente localizado.</text:span></text:p>
      <text:p text:style-name="P16">Esto proporciona tranquilidad.</text:p>
      <text:p text:style-name="P7"/>
      <text:p text:style-name="P16">El mensaje que el lector debe extraer de esta vision es que </text:p>
      <text:p text:style-name="P16">la inteligencia superior que intuimos, existe.</text:p>
      <text:p text:style-name="P16">y que somos parte de ella.</text:p>
      <text:p text:style-name="P16"/>
      <text:p text:style-name="P5"><text:soft-page-break/></text:p>
      <text:p text:style-name="P5">- el espiritu</text:p>
      <text:p text:style-name="P5">lo que somos, lo que nos guia, lo que nos forma, lo que nos impulsa a cumplir nuestros objetivos, <text:span text:style-name="T3">nuestro espiritu, </text:span>es lo que esta escrito en el ADN.</text:p>
      <text:p text:style-name="P5">nuestra escencia, nosotros mismos.</text:p>
      <text:p text:style-name="P7"><text:span text:style-name="T9">Mi espiritu </text:span>no <text:span text:style-name="T9">es </text:span>mi conciencia. <text:span text:style-name="T9">Porque </text:span>mi conciencia es solo una parte<text:span text:style-name="T9"> de mi</text:span>, un derivado de mi espiritu.</text:p>
      <text:p text:style-name="P7">El ADN,</text:p>
      <text:p text:style-name="P5">es el espiritu de la vida y el mio propio.</text:p>
      <text:p text:style-name="P5"/>
      <text:p text:style-name="P5"/>
      <text:p text:style-name="P5">- la vida eterna</text:p>
      <text:p text:style-name="P5">el ADN vive eternamente, el espiritu nunca muere, y yo dejo mi marca en el con mi descendencia.</text:p>
      <text:p text:style-name="P5">en el ADN mi espiritu vivira para siempre.</text:p>
      <text:p text:style-name="P5"/>
      <text:p text:style-name="P5">- la mision</text:p>
      <text:p text:style-name="P5">nacemos con una mision que esta definida por un conjunto reducido de instrucciones.</text:p>
      <text:p text:style-name="P5">el ciclo de vida.</text:p>
      <text:p text:style-name="P6"><text:span text:style-name="T11">Nuestra</text:span> mision es hacer un trabajo, <text:span text:style-name="T11">y hemos sido </text:span>disenado<text:span text:style-name="T11">s para eso</text:span>.</text:p>
      <text:p text:style-name="P17">Y eso haremos exactamente, y ninguna otra cosa.</text:p>
      <text:p text:style-name="P6"><text:span text:style-name="T11">Porque n</text:span>os ha disenado una inteligencia superior, que no <text:span text:style-name="T10">comete errores</text:span>.</text:p>
      <text:p text:style-name="P5"><text:span text:style-name="T11">S</text:span>us disenos son perfectos.</text:p>
      <text:p text:style-name="P5"><text:span text:style-name="T11">Y</text:span> tu trabajo ya lo has hecho.</text:p>
      <text:p text:style-name="P9"><text:span text:style-name="T11">E</text:span>s estar aqui, ahora.</text:p>
      <text:p text:style-name="P9"/>
      <text:p text:style-name="P9"/>
      <text:p text:style-name="P10">- el destino</text:p>
      <text:p text:style-name="P10">tu destino es el resultado de la suma de dos destinos diferentes.</text:p>
      <text:p text:style-name="P10">el que esta escrito, y el que tu elijas.</text:p>
      <text:p text:style-name="P10">en el ADN esta escrito lo que seras, es tu espiritu.</text:p>
      <text:p text:style-name="P10">y esta escrito en detalle, si seras un hombre o un arbol, una bacteria o un pajaro.</text:p>
      <text:p text:style-name="P10">no puedes cambiar eso, es lo que te ha tocado ser, y debes aceptarlo.</text:p>
      <text:p text:style-name="P10">esta escrito.</text:p>
      <text:p text:style-name="P10">y mientras cumples con lo que esta escrito, puedes elegir como vives tu vida.</text:p>
      <text:p text:style-name="P10">esa parte de tu destino la escribes tu.</text:p>
      <text:p text:style-name="P11">y es parte de tu trabajo.</text:p>
      <text:p text:style-name="P11"/>
      <text:p text:style-name="P10"/>
      <text:p text:style-name="P12">- mi lugar en el todo</text:p>
      <text:p text:style-name="P12"/>
      <text:p text:style-name="P13">el espiritu vive eternamente protegido por los individuos.</text:p>
      <text:p text:style-name="P18">Eres el guardian del espiritu, su protector. Su templo y su cuerpo.</text:p>
      <text:p text:style-name="P13"><text:span text:style-name="T12">Proteges</text:span> al espiritu en este <text:span text:style-name="T3">instante</text:span> y lo entreg<text:span text:style-name="T12">as</text:span> al siguiente, como parte de una cadena infinita.</text:p>
      <text:p text:style-name="P14"><text:span text:style-name="T12">El individuo le otorga al espiritu la vida eterna.</text:span></text:p>
      <text:p text:style-name="P14"><text:span text:style-name="T12">Y el espiritu</text:span>, a su vez, <text:span text:style-name="T12">ofrece al individuo la vida eterna.</text:span></text:p>
      <text:p text:style-name="P18">Si el individuo entrega el espiritu a su descendencia, el espiritu lo llevara con el en su viaje.</text:p>
      <text:p text:style-name="P13"><text:span text:style-name="T12">El individuo es</text:span> parte del espiritu, un instante en su vida.</text:p>
      <text:p text:style-name="P13">un paso en un camino que no termina.</text:p>
      <text:p text:style-name="P13">esta en <text:span text:style-name="T12">la</text:span> mano <text:span text:style-name="T12">del individuo </text:span>dar el siguiente paso, <text:span text:style-name="T12">el</text:span> elij<text:span text:style-name="T12">e</text:span> como, y solo <text:span text:style-name="T12">el</text:span> puedo hacerlo.</text:p>
      <text:p text:style-name="P4"><text:soft-page-break/>a traves de<text:span text:style-name="T12">l individuo</text:span> el espiritu piensa, explora, aprende, vive.</text:p>
      <text:p text:style-name="P4"><text:span text:style-name="T12">Es el espiritu</text:span> hecho carne.</text:p>
      <text:p text:style-name="P4">el enviado, el elegido.</text:p>
      <text:p text:style-name="P4">el unico que puede hacer lo que debe ser hecho.</text:p>
      <text:p text:style-name="P4">el unico que puede convertir la existencia del ser en eterna.</text:p>
      <text:p text:style-name="P4">el puente que permite a una voluntad que solo existe en un universo <text:span text:style-name="T4">espiritual</text:span>, actuar en el universo material.</text:p>
      <text:p text:style-name="P4">mi existencia, alimenta su pensamiento, mi fugacidad, lo vuelve inmortal.</text:p>
      <text:p text:style-name="P4">soy su hijo, y soy el mismo.</text:p>
      <text:p text:style-name="P4"><text:span text:style-name="T5">una parte, y el todo, </text:span>un instante y la eternidad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7T09:54:05.934000000</meta:creation-date>
    <dc:date>2025-08-07T10:48:04.566000000</dc:date>
    <meta:editing-duration>PT33M34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77" meta:word-count="779" meta:character-count="4391" meta:non-whitespace-character-count="3688"/>
  </office:meta>
</office:document-meta>
</file>